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0e59e4" officeooo:paragraph-rsid="000e59e4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0e59e4" officeooo:paragraph-rsid="000e59e4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82939" officeooo:paragraph-rsid="00182939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b48d2" officeooo:paragraph-rsid="000e59e4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ca73d" officeooo:paragraph-rsid="000e59e4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ca73d" officeooo:paragraph-rsid="000e59e4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ca73d" officeooo:paragraph-rsid="000fc18a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DejaVu Sans" fo:language="en" fo:country="US" officeooo:rsid="000e59e4" officeooo:paragraph-rsid="000e59e4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DejaVu Sans" fo:font-size="11pt" fo:language="en" fo:country="US" officeooo:rsid="000e59e4" officeooo:paragraph-rsid="001207bd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0e59e4" officeooo:paragraph-rsid="000e59e4" style:font-size-asian="11pt" style:font-size-complex="11pt"/>
    </style:style>
    <style:style style:name="T1" style:family="text">
      <style:text-properties officeooo:rsid="00182939"/>
    </style:style>
    <style:style style:name="T2" style:family="text">
      <style:text-properties officeooo:rsid="001a1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phrase <text:span text:style-name="T2">Envelope</text:span></text:p>
      <text:p text:style-name="P1"/>
      <text:p text:style-name="P3">In this RED enveloppe, you will find the Passphrase which, in <text:s/>combination with each Seed, will form the 5 Signing Keys from which your Bitcoin vault is derived.</text:p>
      <text:p text:style-name="P2"/>
      <text:p text:style-name="P2"><text:span text:style-name="T1">Items list</text:span>:</text:p>
      <text:p text:style-name="P2"><text:tab/>- Passphrase <text:span text:style-name="T1">in 12 words on paper format</text:span></text:p>
      <text:p text:style-name="P2"><text:tab/>- Passphrase <text:span text:style-name="T1">in 12 words on metal format</text:span></text:p>
      <text:p text:style-name="P8"/>
      <text:p text:style-name="P3">The 2 items represent the same information (Passphrase) on 2 different materials.</text:p>
      <text:p text:style-name="P4"/>
      <text:p text:style-name="P2">Unlike Seeds, <text:span text:style-name="T1">the</text:span> Passphrase does not have a Fingerprint, because although it has the same format as a Seed (12 words), it is not used as a Seed but as a "modifier" for each Seed.</text:p>
      <text:p text:style-name="P2"/>
      <text:p text:style-name="P9">In this Bitcoin vault, adding the Passphrase to the Seeds prevents the Seeds' guardians from collaborating and taking funds out of the vault without permission. </text:p>
      <text:p text:style-name="P9"/>
      <text:p text:style-name="P9">Without the Passphrase, it's impossible to sign transactions out of the safe. Only <text:span text:style-name="T1">the owner</text:span> and <text:span text:style-name="T1">the</text:span> heirs have access to the Passphrase.</text:p>
      <text:p text:style-name="P2"/>
      <text:p text:style-name="P5"><text:span text:style-name="T1">WARNING</text:span>: </text:p>
      <text:p text:style-name="P6"/>
      <text:p text:style-name="P7">Whoever has access to the Passphrase will have access to part of the Bitcoin vault. ALWAYS keep the Passphrase <text:span text:style-name="T1">highly</text:span>-confidential. NEVER share the Passphrase with anyone other than <text:span text:style-name="T1">the vault owner</text:span> or <text:span text:style-name="T1">the</text:span> heirs.</text:p>
      <text:p text:style-name="P7"/>
      <text:p text:style-name="P7">For this reason, the Passphrase must NEVER be loaded <text:span text:style-name="T1">into</text:span> any <text:span text:style-name="T1">internet-connected device </text:span>(computer or phone). It must ALWAYS remain disconnected and offline.</text:p>
      <text:p text:style-name="P7"/>
      <text:p text:style-name="P7">As a general rule, all handwritten information in th<text:span text:style-name="T1">e recovery packages </text:span>is of the utmost sensitivity, and must be kept strictly confidenti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1:31:46.287381291</meta:creation-date>
    <meta:generator>LibreOffice/7.3.7.2$Linux_X86_64 LibreOffice_project/30$Build-2</meta:generator>
    <dc:date>2024-05-17T17:58:33.547170289</dc:date>
    <meta:editing-duration>PT2H49M12S</meta:editing-duration>
    <meta:editing-cycles>7</meta:editing-cycles>
    <meta:document-statistic meta:table-count="0" meta:image-count="0" meta:object-count="0" meta:page-count="1" meta:paragraph-count="13" meta:word-count="223" meta:character-count="1348" meta:non-whitespace-character-count="1133"/>
  </office:meta>
</office:document-meta>
</file>